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Number of photons was saved if only both PMTs are hit → same as the trigger in reality</text:p>
              </text:list-item>
              <text:list-item>
                <text:p>Number of photon histogram gathered in Geant4</text:p>
              </text:list-item>
              <text:list-item>
                <text:p>All calculations done in Geant4 → &gt; 10x faster</text:p>
              </text:list-item>
              <text:list-item>
                <text:p>Analysis moved entirely to Geant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eding up simul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If number of optical photons exceed 1001 in the sum</text:p>
              </text:list-item>
              <text:list-item>
                <text:p>350 corresponds to 60 keV energy depos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-thread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Worker threads:</text:p>
                <text:list>
                  <text:list-item>
                    <text:p>Imported energy spectra has to be shared</text:p>
                  </text:list-item>
                  <text:list-item>
                    <text:p>Speed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54:00.311638909</meta:creation-date>
    <dc:date>2019-03-10T19:27:19.800156516</dc:date>
    <meta:editing-duration>PT2H16M33S</meta:editing-duration>
    <meta:editing-cycles>7</meta:editing-cycles>
    <meta:generator>LibreOffice/5.1.6.2$Linux_X86_64 LibreOffice_project/10m0$Build-2</meta:generator>
    <meta:document-statistic meta:object-count="37"/>
  </office:meta>
</office:document-meta>
</file>